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a_2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a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David Hoffma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4, 1884</text:p>
      <text:p text:style-name="P5">Month<text:tab/><text:tab/><text:tab/><text:tab/><text:tab/><text:tab/>January</text:p>
      <text:p text:style-name="P5">Year<text:tab/><text:tab/><text:tab/><text:tab/><text:tab/><text:tab/>188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Teachers' Association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Rev. S. Morais/</text:p>
      <text:p text:style-name="P2">546 N. 5th St./</text:p>
      <text:p text:style-name="P2">City/</text:p>
      <text:p text:style-name="P2"/>
      <text:p text:style-name="P2">[Page 1]</text:p>
      <text:p text:style-name="P3">Philad, Jan 4[/ inserted by author]84/</text:p>
      <text:p text:style-name="P2">Rev. S. Morais/</text:p>
      <text:p text:style-name="P2"><text:tab/>Esteemed Sir/</text:p>
      <text:p text:style-name="P2"><text:tab/><text:tab/>The next meeting/ of the Teachers' Association/ will be held on Monday/ Evening Jan. 7th. at the Rooms/ of the Y M H. A./</text:p>
      <text:p text:style-name="P2">We beg leave to submit the/ following questions for/ explanation:/</text:p>
      <text:p text:style-name="P2">[Hebrew, in pencil]/</text:p>
      <text:p text:style-name="P2">1st. Did the Israelites observe/ the festivals and holidays, as/ set forth in the 23rd Chap. of/ Leviticus, <text:soft-page-break/>during their wanderings/ <text:span text:style-name="T2">in the desert</text:span><text:span text:style-name="T3">? <text:s/>If </text:span><text:span text:style-name="T2">not, why not?</text:span><text:span text:style-name="T3">/</text:span></text:p>
      <text:p text:style-name="P2"><text:span text:style-name="T3">2. What evidence have we that/ the 1st day of Tishri is the anni-/</text:span><text:span text:style-name="T2">versary of the Creation</text:span><text:span text:style-name="T3">?/</text:span></text:p>
      <text:p text:style-name="P2"><text:span text:style-name="T3">[Hebrew, in pencil]/</text:span></text:p>
      <text:p text:style-name="P2"><text:span text:style-name="T3"/></text:p>
      <text:p text:style-name="P2"><text:span text:style-name="T3">[Page 2]</text:span></text:p>
      <text:p text:style-name="P2"><text:span text:style-name="T3">3rd. Please explain what the/ cities of Refuge were, and/ whether they were even used/ </text:span><text:span text:style-name="T2">for the purpose intended?</text:span><text:span text:style-name="T3">/</text:span></text:p>
      <text:p text:style-name="P2"><text:span text:style-name="T3">[Hebrew, in pencil]/</text:span></text:p>
      <text:p text:style-name="P2"><text:span text:style-name="T3">4th. What ceremonies were/ observed by the Israelites/ at the time of New Moon?--/</text:span></text:p>
      <text:p text:style-name="P2"><text:span text:style-name="T3">[Hebrew, in pencil]/</text:span></text:p>
      <text:p text:style-name="P2"><text:span text:style-name="T3">Please explain why we have/ it at times for two days?/</text:span></text:p>
      <text:p text:style-name="P2"><text:span text:style-name="T3">[Hebrew, in pencil]/</text:span></text:p>
      <text:p text:style-name="P2"><text:span text:style-name="T3">5th. How were the "Holy/ Convocations" conducted.--/</text:span></text:p>
      <text:p text:style-name="P2"><text:span text:style-name="T3">[Hebrew, in pencil]/</text:span></text:p>
      <text:p text:style-name="P2"><text:span text:style-name="T3">Did the Jews ever kneel/ when praying.? [Hebrew, in pencil]/</text:span></text:p>
      <text:p text:style-name="P2"><text:span text:style-name="T3">Thanking you very sincerely for/ your kindness/ I am/ Very Respectfully/ David Hoffman/ </text:span><text:span text:style-name="T2">Pres</text:span><text:span text:style-name="T3">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4:39:27.06</meta:creation-date>
    <meta:document-statistic meta:table-count="0" meta:image-count="0" meta:object-count="0" meta:page-count="3" meta:paragraph-count="85" meta:word-count="366" meta:character-count="2448"/>
    <dc:date>2012-01-25T14:48:08.34</dc:date>
    <dc:creator>Penn Libraries</dc:creator>
    <meta:editing-duration>PT00H08M41S</meta:editing-duration>
    <meta:editing-cycles>1</meta:editing-cycles>
    <meta:generator>OpenOffice.org/3.2$Win32 OpenOffice.org_project/320m12$Build-9483</meta:generator>
  </office:meta>
</office:document-meta>
</file>